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ee60b" officeooo:paragraph-rsid="001ee60b"/>
    </style:style>
    <style:style style:name="P9" style:family="paragraph" style:parent-style-name="Standard">
      <style:text-properties officeooo:paragraph-rsid="0027f489"/>
    </style:style>
    <style:style style:name="P10" style:family="paragraph" style:parent-style-name="Standard">
      <style:text-properties officeooo:rsid="002468f1" officeooo:paragraph-rsid="002468f1"/>
    </style:style>
    <style:style style:name="P11" style:family="paragraph" style:parent-style-name="Standard">
      <style:text-properties officeooo:rsid="00277e52" officeooo:paragraph-rsid="00277e52"/>
    </style:style>
    <style:style style:name="P12" style:family="paragraph" style:parent-style-name="Standard">
      <style:text-properties officeooo:rsid="00277e52" officeooo:paragraph-rsid="0033f91f"/>
    </style:style>
    <style:style style:name="P13" style:family="paragraph" style:parent-style-name="Standard">
      <style:text-properties officeooo:rsid="00277e52" officeooo:paragraph-rsid="00383aea"/>
    </style:style>
    <style:style style:name="P14" style:family="paragraph" style:parent-style-name="Standard">
      <style:text-properties officeooo:rsid="0027f489" officeooo:paragraph-rsid="002ef168" style:font-size-complex="10.5pt"/>
    </style:style>
    <style:style style:name="P15" style:family="paragraph" style:parent-style-name="Standard">
      <style:text-properties officeooo:paragraph-rsid="002ddcad"/>
    </style:style>
    <style:style style:name="P16" style:family="paragraph" style:parent-style-name="Standard">
      <style:text-properties officeooo:paragraph-rsid="002ef168"/>
    </style:style>
    <style:style style:name="P17" style:family="paragraph" style:parent-style-name="Standard">
      <style:text-properties officeooo:paragraph-rsid="00449399"/>
    </style:style>
    <style:style style:name="P18" style:family="paragraph" style:parent-style-name="样式3">
      <style:text-properties officeooo:paragraph-rsid="0027f489"/>
    </style:style>
    <style:style style:name="P19" style:family="paragraph" style:parent-style-name="样式3">
      <style:text-properties fo:font-style="italic" officeooo:paragraph-rsid="00325fe1" style:font-style-asian="italic" style:font-style-complex="italic"/>
    </style:style>
    <style:style style:name="P20" style:family="paragraph" style:parent-style-name="样式2">
      <style:text-properties officeooo:paragraph-rsid="0027f489"/>
    </style:style>
    <style:style style:name="P21" style:family="paragraph" style:parent-style-name="样式2">
      <style:text-properties officeooo:paragraph-rsid="002ef168"/>
    </style:style>
    <style:style style:name="P22" style:family="paragraph" style:parent-style-name="Standard">
      <style:text-properties officeooo:rsid="004f7b91" officeooo:paragraph-rsid="004c3be0"/>
    </style:style>
    <style:style style:name="P23" style:family="paragraph" style:parent-style-name="Standard">
      <style:text-properties officeooo:rsid="00619143" officeooo:paragraph-rsid="001afd65"/>
    </style:style>
    <style:style style:name="P24" style:family="paragraph" style:parent-style-name="Standard">
      <style:text-properties officeooo:rsid="0033f91f" officeooo:paragraph-rsid="0033f91f"/>
    </style:style>
    <style:style style:name="P25" style:family="paragraph" style:parent-style-name="Standard">
      <style:text-properties officeooo:rsid="003d7cc1" officeooo:paragraph-rsid="0033f91f"/>
    </style:style>
    <style:style style:name="P26" style:family="paragraph" style:parent-style-name="Standard">
      <style:text-properties officeooo:rsid="00383aea" officeooo:paragraph-rsid="00383aea"/>
    </style:style>
    <style:style style:name="P27" style:family="paragraph" style:parent-style-name="Standard">
      <style:text-properties officeooo:rsid="00420e82" officeooo:paragraph-rsid="00383aea"/>
    </style:style>
    <style:style style:name="P28" style:family="paragraph" style:parent-style-name="Standard">
      <style:text-properties officeooo:rsid="0027f489" officeooo:paragraph-rsid="00325fe1" style:font-size-complex="10.5pt"/>
    </style:style>
    <style:style style:name="P29" style:family="paragraph" style:parent-style-name="Standard">
      <style:text-properties officeooo:rsid="002ddcad" officeooo:paragraph-rsid="002ddcad" style:font-size-complex="10.5pt"/>
    </style:style>
    <style:style style:name="P30" style:family="paragraph" style:parent-style-name="Standard">
      <style:text-properties officeooo:rsid="002a0805" officeooo:paragraph-rsid="002ef168" style:font-size-complex="10.5pt"/>
    </style:style>
    <style:style style:name="P31" style:family="paragraph" style:parent-style-name="Standard">
      <style:text-properties officeooo:rsid="00277e52" officeooo:paragraph-rsid="0027f489"/>
    </style:style>
    <style:style style:name="P32" style:family="paragraph" style:parent-style-name="Standard">
      <style:text-properties officeooo:rsid="001afd65" officeooo:paragraph-rsid="001afd65"/>
    </style:style>
    <style:style style:name="P33" style:family="paragraph" style:parent-style-name="Standard">
      <style:text-properties officeooo:rsid="001afd65" officeooo:paragraph-rsid="00691ff9"/>
    </style:style>
    <style:style style:name="P34" style:family="paragraph" style:parent-style-name="Standard">
      <style:text-properties officeooo:rsid="001afd65" officeooo:paragraph-rsid="00692575"/>
    </style:style>
    <style:style style:name="P35" style:family="paragraph" style:parent-style-name="Standard">
      <style:text-properties officeooo:rsid="001afd65" officeooo:paragraph-rsid="006b4269"/>
    </style:style>
    <style:style style:name="P36" style:family="paragraph" style:parent-style-name="Standard">
      <style:text-properties officeooo:rsid="001afd65" officeooo:paragraph-rsid="0071ce3a"/>
    </style:style>
    <style:style style:name="P37" style:family="paragraph" style:parent-style-name="Standard">
      <style:text-properties officeooo:rsid="001afd65" officeooo:paragraph-rsid="00776f99"/>
    </style:style>
    <style:style style:name="P38" style:family="paragraph" style:parent-style-name="Standard">
      <style:text-properties officeooo:rsid="001afd65" officeooo:paragraph-rsid="007a86df"/>
    </style:style>
    <style:style style:name="P39" style:family="paragraph" style:parent-style-name="Standard">
      <style:text-properties officeooo:rsid="001afd65" officeooo:paragraph-rsid="008108d7"/>
    </style:style>
    <style:style style:name="P40" style:family="paragraph" style:parent-style-name="Standard">
      <style:text-properties officeooo:rsid="001afd65" officeooo:paragraph-rsid="008211ae"/>
    </style:style>
    <style:style style:name="P41" style:family="paragraph" style:parent-style-name="Standard">
      <style:text-properties officeooo:rsid="001afd65" officeooo:paragraph-rsid="008a2349"/>
    </style:style>
    <style:style style:name="P42" style:family="paragraph" style:parent-style-name="Standard">
      <style:text-properties officeooo:rsid="001afd65" officeooo:paragraph-rsid="00947ac4"/>
    </style:style>
    <style:style style:name="P43" style:family="paragraph" style:parent-style-name="Standard">
      <style:text-properties officeooo:rsid="001afd65" officeooo:paragraph-rsid="00982629"/>
    </style:style>
    <style:style style:name="P44" style:family="paragraph" style:parent-style-name="Standard">
      <style:text-properties officeooo:rsid="001afd65" officeooo:paragraph-rsid="0099a4f1"/>
    </style:style>
    <style:style style:name="P45" style:family="paragraph" style:parent-style-name="Standard">
      <style:text-properties officeooo:rsid="001afd65" officeooo:paragraph-rsid="009ed6c9"/>
    </style:style>
    <style:style style:name="P46" style:family="paragraph" style:parent-style-name="Standard">
      <style:text-properties officeooo:rsid="001afd65" officeooo:paragraph-rsid="00a24350"/>
    </style:style>
    <style:style style:name="P47" style:family="paragraph" style:parent-style-name="Standard">
      <style:text-properties officeooo:rsid="001afd65" officeooo:paragraph-rsid="00a388fa"/>
    </style:style>
    <style:style style:name="P48" style:family="paragraph" style:parent-style-name="Standard">
      <style:text-properties officeooo:rsid="0022ef12" officeooo:paragraph-rsid="009ed6c9"/>
    </style:style>
    <style:style style:name="P49" style:family="paragraph" style:parent-style-name="Standard">
      <style:paragraph-properties fo:background-color="#ff0000">
        <style:background-image/>
      </style:paragraph-properties>
      <style:text-properties officeooo:rsid="0035c2a9" officeooo:paragraph-rsid="0035c2a9"/>
    </style:style>
    <style:style style:name="P50" style:family="paragraph" style:parent-style-name="Text_20_body">
      <style:paragraph-properties fo:background-color="#ff0000">
        <style:background-image/>
      </style:paragraph-properties>
      <style:text-properties officeooo:rsid="0030a31e" style:font-size-complex="10.5pt"/>
    </style:style>
    <style:style style:name="P51" style:family="paragraph" style:parent-style-name="样式2">
      <style:paragraph-properties fo:background-color="#ff0000">
        <style:background-image/>
      </style:paragraph-properties>
      <style:text-properties style:font-name="Calibri" officeooo:rsid="0030a31e" officeooo:paragraph-rsid="0030a31e"/>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66b7f6"/>
    </style:style>
    <style:style style:name="T74" style:family="text">
      <style:text-properties officeooo:rsid="0066f766"/>
    </style:style>
    <style:style style:name="T75" style:family="text">
      <style:text-properties officeooo:rsid="0068409c"/>
    </style:style>
    <style:style style:name="T76" style:family="text">
      <style:text-properties officeooo:rsid="00691ff9"/>
    </style:style>
    <style:style style:name="T77" style:family="text">
      <style:text-properties officeooo:rsid="00692575"/>
    </style:style>
    <style:style style:name="T78" style:family="text">
      <style:text-properties officeooo:rsid="006aacba"/>
    </style:style>
    <style:style style:name="T79" style:family="text">
      <style:text-properties officeooo:rsid="006b4269"/>
    </style:style>
    <style:style style:name="T80" style:family="text">
      <style:text-properties officeooo:rsid="006bb26b"/>
    </style:style>
    <style:style style:name="T81" style:family="text">
      <style:text-properties officeooo:rsid="006c1cb6"/>
    </style:style>
    <style:style style:name="T82" style:family="text">
      <style:text-properties officeooo:rsid="006d035a"/>
    </style:style>
    <style:style style:name="T83" style:family="text">
      <style:text-properties officeooo:rsid="006efd59"/>
    </style:style>
    <style:style style:name="T84" style:family="text">
      <style:text-properties officeooo:rsid="006fd0bb"/>
    </style:style>
    <style:style style:name="T85" style:family="text">
      <style:text-properties officeooo:rsid="0071ce3a"/>
    </style:style>
    <style:style style:name="T86" style:family="text">
      <style:text-properties officeooo:rsid="00724bd5"/>
    </style:style>
    <style:style style:name="T87" style:family="text">
      <style:text-properties officeooo:rsid="007435a9"/>
    </style:style>
    <style:style style:name="T88" style:family="text">
      <style:text-properties officeooo:rsid="00753131"/>
    </style:style>
    <style:style style:name="T89" style:family="text">
      <style:text-properties officeooo:rsid="0076ab8c"/>
    </style:style>
    <style:style style:name="T90" style:family="text">
      <style:text-properties officeooo:rsid="00776f99"/>
    </style:style>
    <style:style style:name="T91" style:family="text">
      <style:text-properties officeooo:rsid="0078aa77"/>
    </style:style>
    <style:style style:name="T92" style:family="text">
      <style:text-properties officeooo:rsid="007a86df"/>
    </style:style>
    <style:style style:name="T93" style:family="text">
      <style:text-properties officeooo:rsid="007c68db"/>
    </style:style>
    <style:style style:name="T94" style:family="text">
      <style:text-properties officeooo:rsid="007c96e7"/>
    </style:style>
    <style:style style:name="T95" style:family="text">
      <style:text-properties officeooo:rsid="007e1fd0"/>
    </style:style>
    <style:style style:name="T96" style:family="text">
      <style:text-properties officeooo:rsid="007f4d1a"/>
    </style:style>
    <style:style style:name="T97" style:family="text">
      <style:text-properties officeooo:rsid="007fc84e"/>
    </style:style>
    <style:style style:name="T98" style:family="text">
      <style:text-properties officeooo:rsid="008108d7"/>
    </style:style>
    <style:style style:name="T99" style:family="text">
      <style:text-properties officeooo:rsid="008211ae"/>
    </style:style>
    <style:style style:name="T100" style:family="text">
      <style:text-properties officeooo:rsid="00843108"/>
    </style:style>
    <style:style style:name="T101" style:family="text">
      <style:text-properties officeooo:rsid="00849dfa"/>
    </style:style>
    <style:style style:name="T102" style:family="text">
      <style:text-properties officeooo:rsid="008539c9"/>
    </style:style>
    <style:style style:name="T103" style:family="text">
      <style:text-properties officeooo:rsid="0086dd70"/>
    </style:style>
    <style:style style:name="T104" style:family="text">
      <style:text-properties officeooo:rsid="008846f7"/>
    </style:style>
    <style:style style:name="T105" style:family="text">
      <style:text-properties officeooo:rsid="008a2349"/>
    </style:style>
    <style:style style:name="T106" style:family="text">
      <style:text-properties officeooo:rsid="008b576c"/>
    </style:style>
    <style:style style:name="T107" style:family="text">
      <style:text-properties officeooo:rsid="008c7499"/>
    </style:style>
    <style:style style:name="T108" style:family="text">
      <style:text-properties officeooo:rsid="008e5491"/>
    </style:style>
    <style:style style:name="T109" style:family="text">
      <style:text-properties officeooo:rsid="00901d3c"/>
    </style:style>
    <style:style style:name="T110" style:family="text">
      <style:text-properties officeooo:rsid="00917356"/>
    </style:style>
    <style:style style:name="T111" style:family="text">
      <style:text-properties officeooo:rsid="0092caf2"/>
    </style:style>
    <style:style style:name="T112" style:family="text">
      <style:text-properties officeooo:rsid="009419bd"/>
    </style:style>
    <style:style style:name="T113" style:family="text">
      <style:text-properties officeooo:rsid="00947ac4"/>
    </style:style>
    <style:style style:name="T114" style:family="text">
      <style:text-properties officeooo:rsid="0096433d"/>
    </style:style>
    <style:style style:name="T115" style:family="text">
      <style:text-properties officeooo:rsid="00982629"/>
    </style:style>
    <style:style style:name="T116" style:family="text">
      <style:text-properties officeooo:rsid="0098d443"/>
    </style:style>
    <style:style style:name="T117" style:family="text">
      <style:text-properties officeooo:rsid="009e031a"/>
    </style:style>
    <style:style style:name="T118" style:family="text">
      <style:text-properties officeooo:rsid="009ed6c9"/>
    </style:style>
    <style:style style:name="T119" style:family="text">
      <style:text-properties officeooo:rsid="00a0b8a4"/>
    </style:style>
    <style:style style:name="T120" style:family="text">
      <style:text-properties officeooo:rsid="00a24350"/>
    </style:style>
    <style:style style:name="T121" style:family="text">
      <style:text-properties officeooo:rsid="00a265c5"/>
    </style:style>
    <style:style style:name="T122" style:family="text">
      <style:text-properties officeooo:rsid="00a34e81"/>
    </style:style>
    <style:style style:name="T123" style:family="text">
      <style:text-properties officeooo:rsid="00a388fa"/>
    </style:style>
    <style:style style:name="T124" style:family="text">
      <style:text-properties officeooo:rsid="00a3c34f"/>
    </style:style>
    <style:style style:name="T125" style:family="text">
      <style:text-properties officeooo:rsid="00a4ba28"/>
    </style:style>
    <style:style style:name="T126" style:family="text">
      <style:text-properties officeooo:rsid="00a4ee3e"/>
    </style:style>
    <style:style style:name="T127" style:family="text">
      <style:text-properties officeooo:rsid="00a543ae"/>
    </style:style>
    <style:style style:name="T128" style:family="text">
      <style:text-properties officeooo:rsid="00a7cbf1"/>
    </style:style>
    <style:style style:name="T129" style:family="text">
      <style:text-properties officeooo:rsid="00a9de65"/>
    </style:style>
    <style:style style:name="T130" style:family="text">
      <style:text-properties officeooo:rsid="00aba4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17"><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17"><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 Linux的众多产品里面，SUSE Linux Enterprise Server也就是Linux服务器产品是主要盈利产品在总收入里面占据80％以上</text:span><text:span text:style-name="T45">，</text:span><text:span text:style-name="T43">其他的诸如桌面、OEM、HA</text:span><text:span text:style-name="T45">（高可用产品）</text:span><text:span text:style-name="T44">等</text:span><text:span text:style-name="T45">贡献20％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22"/>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8"/>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10"/>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23"/>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73">在本文里面，着重使用了SWOT模型对SUSE进行内部分析，尤其是挑战方面。同时，对于什么是优势也会进一步进行探讨，因为实际上，随着人员的变动和行业的变化，原先积累的优势</text:span><text:span text:style-name="T74">在新形势下无法产生效果，需要对“优势”产品，“优势”技术，“优势”人才进行重新定义。</text:span><text:span text:style-name="T73">这个</text:span><text:span text:style-name="T74">是迎接挑战的最好方法。</text:span></text:p>
      <text:p text:style-name="P2">1.3.2.3 <text:span text:style-name="T66">开源产品变化图等</text:span></text:p>
      <text:p text:style-name="P2"><text:span text:style-name="T66">本文采用</text:span><text:span text:style-name="T75">了个人职业发展里面常见的“重要－紧急”四象限图来分析“社区——企业”关系。同时，在传统的新产品变化图基础上，结合开源的特点，提出了创新的“开源产品”矩阵图。</text:span></text:p>
      <text:p text:style-name="P2"/>
      <text:p text:style-name="P2"/>
      <text:p text:style-name="P2">------------------------------------------------------------- </text:p>
      <text:p text:style-name="P2">2 Linux行业环境分析 </text:p>
      <text:p text:style-name="P2">------------------------------------------------------------- </text:p>
      <text:p text:style-name="P2"/>
      <text:p text:style-name="P2">2.1 开源介绍</text:p>
      <text:p text:style-name="P33"><text:span text:style-name="T76">2.1.1 开源定义</text:span></text:p>
      <text:p text:style-name="P34"><text:span text:style-name="T77">软件在交付给用户的时候，是可执行的应用程序，比如我们写文章用的Office软件、手机里的微信等，而在开发的时候，软件工程师接触的是源代码。</text:span><text:span text:style-name="T76">开源</text:span><text:span text:style-name="T77">（</text:span><text:span text:style-name="T76">Open Source</text:span><text:span text:style-name="T77">），也就是</text:span><text:span text:style-name="T76">开放源代码</text:span><text:span text:style-name="T77">，从字面上就可以大致了解它的含义，但是远不止如此，</text:span><text:span text:style-name="T76">Bruce Perens</text:span><text:span text:style-name="T78">给出了具体的定义</text:span><text:span text:style-name="T76">：</text:span></text:p>
      <text:p text:style-name="P33"><text:span text:style-name="T76">●自由再散布（Free Distribution）：获得源代码的人可自由再将此源代码散布。</text:span></text:p>
      <text:p text:style-name="P33"><text:span text:style-name="T76">●源代码（Source Code）：程式的可执行档在散布时，必需随附完整</text:span></text:p>
      <text:p text:style-name="P33"><text:span text:style-name="T76">开源领军人物近照以及部分标志</text:span></text:p>
      <text:p text:style-name="P33"><text:span text:style-name="T76">开源领军人物近照以及部分标志(7张)</text:span></text:p>
      <text:p text:style-name="P33"><text:span text:style-name="T76">源代码或是可让人方便的事后取得源代码。</text:span></text:p>
      <text:p text:style-name="P33"><text:span text:style-name="T76">●衍生著作（Derived Works）：让人可依此源代码修改后，在依照同一授权条款的情形下再散布。</text:span></text:p>
      <text:p text:style-name="P33"><text:span text:style-name="T76">●原创作者程式源代码的完整性（Integrity of The Author’s Source Code）：意即修改后的版本，需以不同的版本号码以与原始的程式码做分别，保障原始的程式码完整性。</text:span></text:p>
      <text:p text:style-name="P33"><text:span text:style-name="T76">●不得对任何人或团体有差别待遇（No Discrimination Against Persons or Groups）：开放源代码软件不得因性别、团体、国家、族群等设定限制，但若是因为法律规定的情形则为例外（如：美国政府限制高加密软件的出口）。</text:span></text:p>
      <text:p text:style-name="P33"><text:span text:style-name="T76">●对程式在任何领域内的利用不得有差别待遇（No Discrimination Against Fields of Endeavor）：意即不得限制商业使用。</text:span></text:p>
      <text:p text:style-name="P33"><text:span text:style-name="T76">●散布授权条款（Distribution of License）：若软件再散布，必需以同一条款散布之。</text:span></text:p>
      <text:p text:style-name="P33"><text:span text:style-name="T76">●授权条款不得专属于特定产品（License Must Not Be Specific to a Product）：若多个程式组合成一套软件，则当某一开放源代码的程式单独散布时，也必需要符合开放源代码的条件。</text:span></text:p>
      <text:p text:style-name="P33"><text:span text:style-name="T76">●授权条款不得限制其他软件（License Must Not Restrict Other Software）：当某一开放源代码软件与其他非开放源代码软件一起散布时（例如放在同一光碟片），不得限制其他软件的授权条件也要遵照开放源代码的授权。</text:span></text:p>
      <text:p text:style-name="P33"><text:span text:style-name="T76">●授权条款必须技术中立（License Must Be Technology-Neutral）：意即授权条款不得限制为电子格</text:span><text:soft-page-break/><text:span text:style-name="T76">式才有效，若是纸本的授权条款也应视为有效。</text:span></text:p>
      <text:p text:style-name="P37"><text:span text:style-name="T90">2.1.2 开源社区</text:span></text:p>
      <text:p text:style-name="P37"><text:span text:style-name="T90"><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91">在开源领域</text:span><text:span text:style-name="T90">重要性。</text:span></text:p>
      <text:p text:style-name="P35"><text:span text:style-name="T76">2.1.</text:span><text:span text:style-name="T90">3</text:span><text:span text:style-name="T76"> 开源</text:span><text:span text:style-name="T79">软件和非开源软件</text:span><text:span text:style-name="T88">在商业上</text:span><text:span text:style-name="T79">区别</text:span></text:p>
      <text:p text:style-name="P38"><text:span text:style-name="T92">2.1.3.1 产品区别</text:span></text:p>
      <text:p text:style-name="P36"><text:span text:style-name="T79">基于上述的定义，可以看到，开源软件和传统的商业软件如Windows、QQ不一样，后者</text:span><text:span text:style-name="T80">的</text:span><text:span text:style-name="T79">代码完全掌握在公司手里</text:span><text:span text:style-name="T80">，用户、竞争对手是无法获取的。</text:span><text:span text:style-name="T81">代码不公开就带来了产品的差异化以及因此导致</text:span><text:span text:style-name="T82">的</text:span><text:span text:style-name="T81">垄断</text:span><text:span text:style-name="T85">，尤其对于投入大的一些软件产品，先发优势很明显。</text:span><text:span text:style-name="T86">而对于开源软件来说，代码层面带来的产品差异化就完全不存在，任何商业公司都可以基于同样一套开源代码推出自己</text:span><text:span text:style-name="T87">的</text:span><text:span text:style-name="T86">产品</text:span><text:span text:style-name="T87">。因此</text:span><text:span text:style-name="T88">基于开源软件提供产品服务的商业公司</text:span><text:span text:style-name="T89">在产品层面是没有竞争优势的。</text:span></text:p>
      <text:p text:style-name="P38"><text:span text:style-name="T92">2.1.3.2 开发模式区别</text:span></text:p>
      <text:p text:style-name="P38"><text:span text:style-name="T93">由于开源软件在开发上是整个社区一起参与，因此，相比较传统软件公司，开源软件的开发方式会更加透明更加公开，全世界、各公司的人都可以一起参与到软件的开发。因此，虽然</text:span><text:span text:style-name="T94">在产品层面无法获取“垄断”受益，但是在开发成本方面，也</text:span><text:span text:style-name="T95">会</text:span><text:span text:style-name="T94">远远低于传统软件公司。一个</text:span><text:span text:style-name="T96">运作良好的开源商业公司可以以极低的自身开发成本来获取、引领高质量的软件产品</text:span><text:span text:style-name="T97">的研</text:span><text:span text:style-name="T96">发。</text:span></text:p>
      <text:p text:style-name="P36"><text:span text:style-name="T83"/></text:p>
      <text:p text:style-name="P36"><text:span text:style-name="T83"/></text:p>
      <text:p text:style-name="P36"><text:span text:style-name="T83">比如</text:span><text:span text:style-name="T84">Windows，代码封闭加上用户群的庞大，使得微软在推行其他应用的时候完全具有先天优势，(</text:span><text:span text:style-name="T70">TODO一个例子就是IE浏览器</text:span><text:span text:style-name="T84">)</text:span><text:span text:style-name="T85">。同时，也爆出新闻就是微软产品里面有美国政府要求的相关代码，这些代码可以直接获取用户的信息。这无论是对个人还是其他政府，都是隐患。</text:span></text:p>
      <text:p text:style-name="P36"><text:span text:style-name="T85"/></text:p>
      <text:p text:style-name="P36"><text:span text:style-name="T85">这样</text:span><text:span text:style-name="T84">在推出前将近20年的垄断</text:span></text:p>
      <text:p text:style-name="P35"/>
      <text:p text:style-name="P39"><text:span text:style-name="T98">2.2 Linux行业</text:span></text:p>
      <text:p text:style-name="P44"><text:span text:style-name="T107">2.2.1 Linux介绍</text:span></text:p>
      <text:p text:style-name="P44"><text:span text:style-name="T99">Linux</text:span><text:span text:style-name="T100">是</text:span><text:span text:style-name="T99">一套可以免费使用和自由传播的操作系统，诞生于1991 年10 月5 日（这是第一次正式向外公布时间）</text:span><text:span text:style-name="T101">，</text:span><text:span text:style-name="T99">可安装在各种计算机硬件设备中，比如手机、平板电脑、路由器、视频游戏控制台、台式计算机、大型机和超级计算机。现在很多服务器</text:span><text:span text:style-name="T102">、PC都运行这Linux操作系统，手机上著名的安卓系统就是基于Linux操作系统开发</text:span><text:span text:style-name="T103">的</text:span><text:span text:style-name="T102">。</text:span></text:p>
      <text:p text:style-name="P41"><text:span text:style-name="T104">和微软的Windows、苹果的iOS不同，Linux操作系统采用了开源的模式，由世界各地的开发者一起开发。</text:span><text:a xlink:type="simple" xlink:href="https://github.com/torvalds/linux"><text:span text:style-name="T105">https://github.com/torvalds/linux</text:span></text:a><text:span text:style-name="T105"> 截至2014年底的数据统计，一共有4721个开发者参与了Linux的开发，提交代码的次数有505759次。这些开发</text:span><text:span text:style-name="T106">者有一些是企业员工，包括SUSE公司的员工，有些是个人开发者。</text:span></text:p>
      <text:p text:style-name="P40"><text:span text:style-name="T99">严格来讲，Linux这个词本身只表示Linux内核，也就是操作系统里面最为核心</text:span><text:span text:style-name="T108">的部分</text:span><text:span text:style-name="T109">（操作系统还包括周围的软件库、应用程序</text:span><text:span text:style-name="T110">等）</text:span><text:span text:style-name="T108">。</text:span><text:span text:style-name="T99">但实际上人们已经习惯了用Linux来形容整个基于Linux内核</text:span><text:span text:style-name="T111">的</text:span><text:span text:style-name="T99">操作系统</text:span><text:span text:style-name="T111">。</text:span><text:span text:style-name="T112">SUSE Linux就是基于Linux内核的、具有完整网络、应用服务的操作系统。</text:span></text:p>
      <text:p text:style-name="P43"><text:span text:style-name="T6"/></text:p>
      <text:p text:style-name="P42"><text:span text:style-name="T113">2.2.2 </text:span><text:span text:style-name="T114">Linux 发行版</text:span></text:p>
      <text:p text:style-name="P45"><text:span text:style-name="T118">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text:span><text:soft-page-break/><text:span text:style-name="T118">(Linux发行版列表)。大部分都正处于活跃的开发中，不断地改进。由于大多数软件包是自由软件和开源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</text:span></text:p>
      <text:p text:style-name="P45"><text:span text:style-name="T118"></text:span><text:span text:style-name="T119">2.2.2.1社区发行版</text:span></text:p>
      <text:p text:style-name="P46"><text:span text:style-name="T118">社区发行版</text:span><text:span text:style-name="T120">包括</text:span><text:span text:style-name="T118">Fedora</text:span><text:span text:style-name="T119">、openSUSE、Debian</text:span><text:span text:style-name="T120">、CentOS，这些发行版由社区爱好者进行维护。大多数社区发行版完全基于开源社区的各种软件，更新快，而且免费，在个人用户、尤其是开发者中备受好评，在追求稳定的企业用户里面用的比较少。</text:span><text:span text:style-name="T121">但</text:span><text:span text:style-name="T120">CentOS</text:span><text:span text:style-name="T121">是一个例外</text:span><text:span text:style-name="T122">，</text:span><text:span text:style-name="T71">TODO</text:span><text:span text:style-name="T72">CentOS案例</text:span></text:p>
      <text:p text:style-name="P46"><text:span text:style-name="T120"/></text:p>
      <text:p text:style-name="P47"><text:span text:style-name="T123">2.2.2.2 商业发行版</text:span></text:p>
      <text:p text:style-name="P46"><text:span text:style-name="T120"/></text:p>
      <text:p text:style-name="P46"><text:span text:style-name="T118">Red Hat、SUSE、Ubuntu和Mandriva Linux</text:span><text:span text:style-name="T123">作为企业运营的发行版</text:span><text:span text:style-name="T124">，虽然也是从开源社区获取产品，但是相对而言</text:span><text:span text:style-name="T125">新功能的</text:span><text:span text:style-name="T124">更新</text:span><text:span text:style-name="T125">会慢，以追求质量稳定和产品安全为目的</text:span><text:span text:style-name="T127">，</text:span><text:span text:style-name="T126">通过发行</text:span><text:span text:style-name="T127">版</text:span><text:span text:style-name="T126">的销售、订阅、服务进行收费</text:span><text:span text:style-name="T127">。</text:span></text:p>
      <text:p text:style-name="P45"><text:span text:style-name="T118"/></text:p>
      <text:p text:style-name="P45"/>
      <text:p text:style-name="P48">2.<text:span text:style-name="T128">2</text:span>.<text:span text:style-name="T118">3</text:span> <text:span text:style-name="T115">Linu</text:span><text:span text:style-name="T116">x</text:span>行业特点</text:p>
      <text:p text:style-name="P45"/>
      <text:p text:style-name="P45"><text:span text:style-name="T5"><text:s text:c="3"/>由于源代码开放的特点，从产品角度来说，Linux操作系统处于完全竞争市场：各个发行</text:span><text:span text:style-name="T6">商</text:span><text:span text:style-name="T5">在核心机制和核心功能上完全一致</text:span><text:span text:style-name="T6">。</text:span><text:span text:style-name="T5">基于这个特点</text:span><text:span text:style-name="T6">，少数（包括SUSE和Redhat）发行商在核心和界面之间提供了自己系统独特的工具，多数公司（尤其是国内的操作系统公司）把更多精力花在了</text:span><text:span text:style-name="T5">界面</text:span><text:span text:style-name="T6">和用户</text:span><text:span text:style-name="T5">使用习惯上</text:span><text:span text:style-name="T6">，所有的这些目的都是为了体现出产品的差异化。</text:span></text:p>
      <text:p text:style-name="P45"><text:span text:style-name="T6"><text:s text:c="4"/></text:span><text:span text:style-name="T130">随着系统的稳定和趋同，各个发行版都存在着竞争关系。</text:span></text:p>
      <text:p text:style-name="P45"><text:span text:style-name="T130"/></text:p>
      <text:p text:style-name="P2">2.2 产业链分析 </text:p>
      <text:p text:style-name="P2"/>
      <text:p text:style-name="P2">2.2.1 硬件厂商 </text:p>
      <text:p text:style-name="P2"/>
      <text:p text:style-name="P2">2.2.1.1 IBM </text:p>
      <text:p text:style-name="P2"/>
      <text:p text:style-name="P2">2.2.1.2 HP </text:p>
      <text:p text:style-name="P2"/>
      <text:p text:style-name="P2">2.2.1.3 Inter </text:p>
      <text:p text:style-name="P2"/>
      <text:p text:style-name="P2">2.2.1.4 小结 </text:p>
      <text:p text:style-name="P2"/>
      <text:p text:style-name="P2">2.2.1.4.1 参与方式 </text:p>
      <text:p text:style-name="P2"/>
      <text:p text:style-name="P2">2.2.1.4.2 参与目的 </text:p>
      <text:p text:style-name="P2"/>
      <text:p text:style-name="P2">2.2.2 第三方合作伙伴案例 </text:p>
      <text:p text:style-name="P2"/>
      <text:p text:style-name="P2">2.2.2.1 SAP </text:p>
      <text:p text:style-name="P2"/>
      <text:p text:style-name="P2">2.2.2.2 LibreOffice </text:p>
      <text:p text:style-name="P2"/>
      <text:p text:style-name="P2">2.2.2.3 小结 </text:p>
      <text:p text:style-name="P2"/>
      <text:p text:style-name="P2"><text:soft-page-break/>2.2.3 客户 </text:p>
      <text:p text:style-name="P2"/>
      <text:p text:style-name="P2">2.2.3.1 个人用户 </text:p>
      <text:p text:style-name="P2"/>
      <text:p text:style-name="P2">2.2.3.2 社区用户以及不付费的企业用户 </text:p>
      <text:p text:style-name="P2"/>
      <text:p text:style-name="P2">2.2.3.3 付费用户 </text:p>
      <text:p text:style-name="P2"><text:s/></text:p>
      <text:p text:style-name="P2">2.2.3.3.1 大企业 </text:p>
      <text:p text:style-name="P2"/>
      <text:p text:style-name="P2">2.2.3.3.2 中企业 </text:p>
      <text:p text:style-name="P2"/>
      <text:p text:style-name="P2">2.2.3.3.3 小企业 </text:p>
      <text:p text:style-name="P2"/>
      <text:p text:style-name="P2">2.3 国内外政策环境 </text:p>
      <text:p text:style-name="P2"/>
      <text:p text:style-name="P2">2.3.1 棱镜事件影响 </text:p>
      <text:p text:style-name="P2"/>
      <text:p text:style-name="P2">2.3.2 政府对Windows 8的限制 </text:p>
      <text:p text:style-name="P2"/>
      <text:p text:style-name="P2">2.3.3 去IOE </text:p>
      <text:p text:style-name="P2"/>
      <text:p text:style-name="P2">2.4 Linux行业环境总结 </text:p>
      <text:p text:style-name="P2"/>
      <text:p text:style-name="P2"/>
      <text:p text:style-name="P2">------------------------------------------------------------- </text:p>
      <text:p text:style-name="P2">3 SUSE公司<text:span text:style-name="T42">SWOT</text:span>分析 </text:p>
      <text:p text:style-name="P2">------------------------------------------------------------- </text:p>
      <text:p text:style-name="P2"/>
      <text:p text:style-name="P2"/>
      <text:p text:style-name="P2">3.1 产品介绍 </text:p>
      <text:p text:style-name="P2"/>
      <text:p text:style-name="P2">3.1.1 openSUSE社区产品 </text:p>
      <text:p text:style-name="P2"/>
      <text:p text:style-name="P2">3.1.1.1 开源社区介绍 </text:p>
      <text:p text:style-name="P2"/>
      <text:p text:style-name="P2">3.1.1.2 openSUSE社区介绍 </text:p>
      <text:p text:style-name="P2"/>
      <text:p text:style-name="P2">3.1.1.3 社区产品的用户举例 </text:p>
      <text:p text:style-name="P2"/>
      <text:p text:style-name="P2">3.1.1.4 小结 </text:p>
      <text:p text:style-name="P2"/>
      <text:p text:style-name="P2">3.1.1.4.1 社区价值 </text:p>
      <text:p text:style-name="P2"/>
      <text:p text:style-name="P2">3.1.1.4.2 社区建设 </text:p>
      <text:p text:style-name="P2"/>
      <text:p text:style-name="P2">3.1.2 SUSE企业产品 </text:p>
      <text:p text:style-name="P2"/>
      <text:p text:style-name="P2"><text:soft-page-break/>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text:soft-page-break/>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2"/>
      <text:p text:style-name="P2">4.1 <text:span text:style-name="T12">产品战略定位</text:span></text:p>
      <text:p text:style-name="P2"/>
      <text:p text:style-name="P2">4.<text:span text:style-name="T12">2</text:span> 战略设计</text:p>
      <text:p text:style-name="P11">4.2.1 <text:span text:style-name="T29">核心组件和周边组件</text:span></text:p>
      <text:p text:style-name="P49">TODO:补一张3 ring的图</text:p>
      <text:p text:style-name="P24">4.2.1.1</text:p>
      <text:p text:style-name="P12"><text:span text:style-name="T30"><text:s text:c="4"/>核心组件完全免费</text:span><text:span text:style-name="T31">，建立强社区，迎接coreOS/CentOS等免费但是稳定的挑战。</text:span></text:p>
      <text:p text:style-name="P12"><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25"/>
      <text:p text:style-name="P26">4.2.1.2</text:p>
      <text:p text:style-name="P13"><text:span text:style-name="T32"><text:s text:c="4"/>周边组件收费，同时提供服务</text:span><text:span text:style-name="T33">（具体再说）</text:span></text:p>
      <text:p text:style-name="P13"><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27"/>
      <text:p text:style-name="P4"><text:span text:style-name="T12">4.</text:span><text:span text:style-name="T24">3</text:span><text:span text:style-name="T12"> 人力战略实施</text:span></text:p>
      <text:p text:style-name="P9"><text:s text:c="4"/>总<text:span text:style-name="T24">体的人力战略是围绕前面提到的核心组件和周边组件进行对应的人力资源开发，制定不同的要求附以不同的奖惩。</text:span></text:p>
      <text:p text:style-name="P18"><text:span text:style-name="T24">4</text:span>.<text:span text:style-name="T24">3</text:span>.<text:span text:style-name="T24">1</text:span> 招聘对象</text:p>
      <text:p text:style-name="P19">专家标准</text:p>
      <text:p text:style-name="P28"><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28"/>
      <text:p text:style-name="P15"><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29"><text:s text:c="5"/>对周边组件的开发团队来说，招聘的主要对象是相对思维活跃、试错能力强的技术人员。</text:p>
      <text:p text:style-name="P28"><text:s text:c="3"/></text:p>
      <text:p text:style-name="P18"><text:soft-page-break/><text:span text:style-name="T26">4</text:span>.<text:span text:style-name="T26">3</text:span>.2 <text:s/>招聘渠道 </text:p>
      <text:p text:style-name="P9"><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9"><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9"><text:s text:c="8"/>技术“专家”的衡量有客观的方法，也就是通过技术人员自身写的代码来判断。对此，管理层（HR）要加大此类“数据分析工具”的使用。目前大数据概念很流行，把这个应用于企业招聘是未来一个高效渠道。</text:p>
      <text:p text:style-name="P9"><text:s text:c="7"/>在线下的学术、技术会议上进行招聘也是一个比较好的方法，管理层需要加大此类活动的参与，为公司储备人才。这些活动的参与也属于管理层工作的一部分。</text:p>
      <text:p text:style-name="P18"/>
      <text:p text:style-name="P20"><text:span text:style-name="T28">4.</text:span>3.<text:span text:style-name="T28">3</text:span> 员工培训<text:span text:style-name="T23">和培养</text:span></text:p>
      <text:p text:style-name="P51">TODO:补一张重要性图</text:p>
      <text:p text:style-name="P9"><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9"><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21"><text:span text:style-name="T27">4.3.4</text:span>员工考核<text:span text:style-name="T14"> <text:s text:c="4"/></text:span></text:p>
      <text:p text:style-name="P16"><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50">（TODO，补一张 people oriented 图）</text:p>
      <text:p text:style-name="P16"><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30"><text:soft-page-break/></text:p>
      <text:p text:style-name="P16"><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14"><text:s text:c="5"/><text:span text:style-name="T28">对于周边组件团队管理人员的考核标准，首先是产出，其次是团队的问题。也就是上图里面的，项目导向。</text:span></text:p>
      <text:p text:style-name="P21"/>
      <text:p text:style-name="P31"><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text:soft-page-break/></text:p>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3T05:58:50</dc:date>
    <meta:editing-duration>PT8H4M4S</meta:editing-duration>
    <meta:editing-cycles>147</meta:editing-cycles>
    <meta:generator>LibreOffice/4.0-26$Linux_X86_64 LibreOffice_project/400m0$Build-326</meta:generator>
    <meta:document-statistic meta:table-count="0" meta:image-count="0" meta:object-count="0" meta:page-count="12" meta:paragraph-count="228" meta:word-count="7400" meta:character-count="10685" meta:non-whitespace-character-count="10166"/>
  </office:meta>
</office:document-meta>
</file>